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left="0cm" fo:text-align="center" style:justify-single-word="false"/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margin-left="0cm" fo:text-align="end" style:justify-single-word="false"/>
      <style:text-properties style:font-name="Arial1" fo:font-size="12pt" style:font-size-asian="12pt" style:font-size-complex="12pt"/>
    </style:style>
    <style:style style:name="P3" style:family="paragraph" style:parent-style-name="List_20_Paragraph" style:list-style-name="WWNum1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left="0cm" fo:text-align="start" style:justify-single-word="false"/>
    </style:style>
    <style:style style:name="P7" style:family="paragraph" style:parent-style-name="Standard">
      <style:paragraph-properties fo:margin-left="0cm" fo:text-align="start" style:justify-single-word="false"/>
      <style:text-properties officeooo:paragraph-rsid="00289a0b"/>
    </style:style>
    <style:style style:name="T1" style:family="text">
      <style:text-properties officeooo:rsid="00190a00"/>
    </style:style>
    <style:style style:name="T2" style:family="text">
      <style:text-properties officeooo:rsid="00220bd8"/>
    </style:style>
    <style:style style:name="T3" style:family="text">
      <style:text-properties fo:language="pt" fo:country="BR" style:font-name-asian="Aptos2" style:font-name-complex="Aptos2"/>
    </style:style>
    <style:style style:name="T4" style:family="text">
      <style:text-properties fo:language="pt" fo:country="BR" officeooo:rsid="00190a00" style:font-name-asian="Aptos2" style:font-name-complex="Aptos2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officeooo:rsid="001a842b" style:font-size-asian="12pt" style:font-size-complex="12pt"/>
    </style:style>
    <style:style style:name="T7" style:family="text">
      <style:text-properties style:font-name="Arial1" fo:font-size="12pt" officeooo:rsid="001bb4bd" style:font-size-asian="12pt" style:font-size-complex="12pt"/>
    </style:style>
    <style:style style:name="T8" style:family="text">
      <style:text-properties style:font-name="Arial1"/>
    </style:style>
    <style:style style:name="T9" style:family="text">
      <style:text-properties style:font-name="Arial1" officeooo:rsid="001bb4bd"/>
    </style:style>
    <style:style style:name="T10" style:family="text">
      <style:text-properties style:font-name="Arial1" officeooo:rsid="001da61d"/>
    </style:style>
    <style:style style:name="T11" style:family="text">
      <style:text-properties style:font-name="Arial1" officeooo:rsid="00220bd8"/>
    </style:style>
    <style:style style:name="T12" style:family="text">
      <style:text-properties style:font-name="Arial1" officeooo:rsid="002235bb"/>
    </style:style>
    <style:style style:name="T13" style:family="text">
      <style:text-properties style:font-name="Arial1" officeooo:rsid="0022fb89"/>
    </style:style>
    <style:style style:name="T14" style:family="text">
      <style:text-properties style:font-name="Arial1" officeooo:rsid="0024fb87"/>
    </style:style>
    <style:style style:name="T15" style:family="text">
      <style:text-properties style:font-name="Arial1" officeooo:rsid="0025ab11"/>
    </style:style>
    <style:style style:name="T16" style:family="text">
      <style:text-properties style:font-name="Arial1" officeooo:rsid="002636c1"/>
    </style:style>
    <style:style style:name="T17" style:family="text">
      <style:text-properties style:font-name="Arial1" officeooo:rsid="0027368a"/>
    </style:style>
    <style:style style:name="T18" style:family="text">
      <style:text-properties style:font-name="Arial1" officeooo:rsid="002b6d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título não sei</text:p>
      <text:p text:style-name="P1"/>
      <text:p text:style-name="P2">Sumário:</text:p>
      <text:p text:style-name="P2"/>
      <text:list text:style-name="WWNum1">
        <text:list-item>
          <text:p text:style-name="P3">Os anos 90 no Brasil</text:p>
        </text:list-item>
        <text:list-item>
          <text:p text:style-name="P3">A música nos anos 90</text:p>
        </text:list-item>
        <text:list-item>
          <text:p text:style-name="P3">Recife nos anos 90</text:p>
        </text:list-item>
        <text:list-item>
          <text:p text:style-name="P3">Nação Zumbi</text:p>
        </text:list-item>
        <text:list-item>
          <text:p text:style-name="P3">Chico Science</text:p>
        </text:list-item>
        <text:list-item>
          <text:p text:style-name="P3">A mudança dos anos 90</text:p>
        </text:list-item>
        <text:list-item>
          <text:p text:style-name="P3">Conclusão</text:p>
        </text:list-item>
      </text:list>
      <text:p text:style-name="P4"/>
      <text:p text:style-name="P5">Projeto de pesquisa</text:p>
      <text:p text:style-name="P4">Tema:</text:p>
      <text:p text:style-name="P4"><text:s/>Nosso tema escolhido por nós foi “a música através do tempo”, mas o subtema que eram as décadas foi escolhida pelo professor que escolheu e a década escolhida para nós foram os anos 90</text:p>
      <text:p text:style-name="P4"/>
      <text:p text:style-name="P4">Problemas/pergunta:</text:p>
      <text:p text:style-name="P4"><text:s/>A pergunta pensada por nós foi “como Chico Science &amp; a nação zumbi mudaram a música nos anos 90”, nós escolhemos essa pergunta pois Chico Science &amp; nação lutaram para melhorar Recife e influenciaram outras bandas.</text:p>
      <text:p text:style-name="P4"/>
      <text:p text:style-name="P4">Justificativa:</text:p>
      <text:p text:style-name="P4"><text:s/>Nós achamos essa pergunta importante pois ele fala do estilo musical protestante que falará de algum problema no momento. E ela fez a música brasileira evoluir fazendo esses estilos de música aumentarem e terem mais protestos e como consequência a melhora de algumas coisas do Brasil. </text:p>
      <text:p text:style-name="P4"/>
      <text:p text:style-name="P4">Objetivo:</text:p>
      <text:p text:style-name="P4"><text:s/>Ela poderia ser usada para as pessoas saberem como foi as estratégias dos cantores para eles protestarem de forma inteligente e mostrar como a música evoluiu </text:p>
      <text:p text:style-name="P4">Objetivos específicos:</text:p>
      <text:p text:style-name="P4"><text:soft-page-break/><text:s/>Nosso objetivo ao fazer esse projeto é saber sobre os movimentos do passado e como eles protestaram por seus direitos e nosso grupo acha muito interessante esse assunto.</text:p>
      <text:p text:style-name="P4"/>
      <text:p text:style-name="P4">Metodologia:</text:p>
      <text:p text:style-name="P4"><text:s/>No projeto a abordagem escolhida for a qualitativa pois vamos pegar nossos dados por citações de outras pessoas que estiveram no momento ou o presenciaram e na coleta de dados usamos a pesquisa bibliográfica pois vai ser um pouco difícil achar do alguém movimento e que aceite falar com a gente</text:p>
      <text:p text:style-name="P4"/>
      <text:p text:style-name="P4"/>
      <text:p text:style-name="P5">Os anos 90 no Brasil</text:p>
      <text:p text:style-name="P4"><text:s/>Anos 90, nesses <text:span text:style-name="T1">a</text:span>nos muitas coisas aconteceram na política, esporte, tecnologia, economia, <text:span text:style-name="T2">televisão</text:span>, música etc. E todas essas coisas marcaram a época, por exemplo, na política no dia 15 de março de 1990 teve a posse de Fernando Collor de Melo e dois anos depois seu <text:span text:style-name="T3">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4"><text:span text:style-name="T3"><text:s/>N</text:span><text:span text:style-name="T4">a</text:span><text:span text:style-name="T3"> economia podemos voltar a falar do Collor que tentou controlar a inflação do Brasil com seu falho plano, o plano Collor, mas depois do plano Collor e seu impeachment em 92, em 1994 com liderança </text:span><text:span text:style-name="T4">de Fernando Henrique Cardoso, ministro da fazenda na época, o plano introduziu a nova moeda, o real(R$), que conseguiu estabilizar a economia e controlar a inflação.</text:span></text:p>
      <text:p text:style-name="P6"><text:span text:style-name="T5"><text:s/></text:span><text:span text:style-name="T6">No esporte teve, em 1994, o Brasil conquistando o tetracampeonato mundial após vencer da Itália, </text:span><text:span text:style-name="T7">a ascensão de craques brasileiros o Romário e Ronaldo fenômeno, em 1998 teve a derrota do Brasil contra a França, perdendo de 3x0 sendo a pior derrota que o Brasil já teve e teve a polêmica com Ronaldo que teve uma convulsão em seu quarto de hotel, mas, mesmo assim, jogou, mesmo sem as condições. No automobilismo, </text:span><text:span text:style-name="T8">Ayrton Senna, </text:span><text:span text:style-name="T9">um dos maiores pilotos de fórmula 1 do mundo, teve seu terceiro título mundial, infelizmente, Ayrton acabou morrendo de forma trágica em Ímola, Itália. Ele acabou colidindo com o muro de concreto e tendo seu peito perfurado por uma mola de seu carro. </text:span><text:span text:style-name="T10">E no basquete o jogador Oscar Schmidt </text:span><text:soft-page-break/><text:span text:style-name="T10">considerado um dos melhores jogadores de basquete do Brasil representou o Brasil nas olimpíadas de 1992 e 1996.</text:span></text:p>
      <text:p text:style-name="P7"><text:span text:style-name="T10"><text:s/></text:span><text:span text:style-name="T11">A televisão teve sua era de ouro nos anos 90, com novelas icônicas </text:span><text:span text:style-name="T12">como pantanal</text:span><text:span text:style-name="T13">(1990)</text:span><text:span text:style-name="T12"> que foi um sucesso</text:span><text:span text:style-name="T11"> </text:span><text:span text:style-name="T12">na T</text:span><text:span text:style-name="T13">V </text:span><text:span text:style-name="T12">manchete, </text:span><text:span text:style-name="T13">teve O rei do gado</text:span><text:span text:style-name="T14">(1996) </text:span><text:span text:style-name="T15">que foi um sucesso na rede Globo. Mas também teve os programas de humor e auditório que as vezes tinham conteúdo questionável, </text:span><text:span text:style-name="T16">no humor tinha a série “Saí de baixo” </text:span><text:span text:style-name="T17">e “Casseta &amp; Planeta, Urgente!”, </text:span><text:span text:style-name="T18">e tinha os de auditório como o domingão do Faustão</text:span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3:44:41.504006700</meta:creation-date>
    <dc:date>2024-09-03T17:38:03.603000000</dc:date>
    <meta:initial-creator>nicolas nicodemos</meta:initial-creator>
    <meta:generator>LibreOffice/24.8.0.3$Windows_X86_64 LibreOffice_project/0bdf1299c94fe897b119f97f3c613e9dca6be583</meta:generator>
    <meta:editing-duration>PT1H29M13S</meta:editing-duration>
    <meta:editing-cycles>16</meta:editing-cycles>
    <meta:document-statistic meta:table-count="0" meta:image-count="0" meta:object-count="0" meta:page-count="3" meta:paragraph-count="27" meta:word-count="709" meta:character-count="4109" meta:non-whitespace-character-count="3422"/>
    <meta:user-defined meta:name="AppVersion">16.0000</meta:user-defined>
    <meta:template xlink:type="simple" xlink:actuate="onRequest" xlink:title="Normal.dotm" xlink:href=""/>
  </office:meta>
</office:document-meta>
</file>